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automatic-styles>
    <style:style style:name="P1" style:family="paragraph" style:parent-style-name="Standard">
      <style:text-properties style:font-name="Cantarell" officeooo:rsid="00198ffd" officeooo:paragraph-rsid="00198ffd"/>
    </style:style>
    <style:style style:name="P2" style:family="paragraph" style:parent-style-name="Standard">
      <style:text-properties style:font-name="Cantarell" officeooo:rsid="00211dc6" officeooo:paragraph-rsid="00211dc6"/>
    </style:style>
    <style:style style:name="P3" style:family="paragraph" style:parent-style-name="Standard">
      <style:text-properties style:font-name="Cantarell" officeooo:rsid="00211dc6" officeooo:paragraph-rsid="002218af"/>
    </style:style>
    <style:style style:name="P4" style:family="paragraph" style:parent-style-name="Standard">
      <style:text-properties style:font-name="Cantarell" officeooo:rsid="00211dc6" officeooo:paragraph-rsid="00260fd9"/>
    </style:style>
    <style:style style:name="P5" style:family="paragraph" style:parent-style-name="Standard">
      <style:text-properties style:font-name="Cantarell" officeooo:rsid="00211dc6" officeooo:paragraph-rsid="002d95ca"/>
    </style:style>
    <style:style style:name="P6" style:family="paragraph" style:parent-style-name="Standard">
      <style:text-properties style:font-name="Cantarell" officeooo:rsid="0021df2c" officeooo:paragraph-rsid="0021df2c"/>
    </style:style>
    <style:style style:name="T1" style:family="text">
      <style:text-properties officeooo:rsid="001a0095"/>
    </style:style>
    <style:style style:name="T2" style:family="text">
      <style:text-properties officeooo:rsid="001b87a5"/>
    </style:style>
    <style:style style:name="T3" style:family="text">
      <style:text-properties officeooo:rsid="001c5258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underline-style="solid" style:text-underline-width="auto" style:text-underline-color="font-color" fo:font-weight="normal" officeooo:rsid="0021df2c" style:font-weight-asian="normal" style:font-weight-complex="normal"/>
    </style:style>
    <style:style style:name="T6" style:family="text">
      <style:text-properties style:text-underline-style="solid" style:text-underline-width="auto" style:text-underline-color="font-color" fo:font-weight="normal" officeooo:rsid="0022059d" style:font-weight-asian="normal" style:font-weight-complex="normal"/>
    </style:style>
    <style:style style:name="T7" style:family="text">
      <style:text-properties fo:font-weight="bold" officeooo:rsid="001a0095" style:font-weight-asian="bold" style:font-weight-complex="bold"/>
    </style:style>
    <style:style style:name="T8" style:family="text">
      <style:text-properties fo:font-weight="bold" officeooo:rsid="001c5258" style:font-weight-asian="bold" style:font-weight-complex="bold"/>
    </style:style>
    <style:style style:name="T9" style:family="text">
      <style:text-properties fo:font-weight="bold" officeooo:rsid="001e2111" style:font-weight-asian="bold" style:font-weight-complex="bold"/>
    </style:style>
    <style:style style:name="T10" style:family="text">
      <style:text-properties fo:font-weight="bold" officeooo:rsid="001fad89" style:font-weight-asian="bold" style:font-weight-complex="bold"/>
    </style:style>
    <style:style style:name="T11" style:family="text">
      <style:text-properties fo:font-weight="bold" officeooo:rsid="00211dc6" style:font-weight-asian="bold" style:font-weight-complex="bold"/>
    </style:style>
    <style:style style:name="T12" style:family="text">
      <style:text-properties fo:font-weight="bold" officeooo:rsid="0021df2c" style:font-weight-asian="bold" style:font-weight-complex="bold"/>
    </style:style>
    <style:style style:name="T13" style:family="text">
      <style:text-properties fo:font-weight="bold" officeooo:rsid="002218af" style:font-weight-asian="bold" style:font-weight-complex="bold"/>
    </style:style>
    <style:style style:name="T14" style:family="text">
      <style:text-properties fo:font-weight="bold" officeooo:rsid="0024d419" style:font-weight-asian="bold" style:font-weight-complex="bold"/>
    </style:style>
    <style:style style:name="T15" style:family="text">
      <style:text-properties fo:font-weight="bold" officeooo:rsid="00260fd9" style:font-weight-asian="bold" style:font-weight-complex="bold"/>
    </style:style>
    <style:style style:name="T16" style:family="text">
      <style:text-properties fo:font-weight="bold" officeooo:rsid="002d95ca" style:font-weight-asian="bold" style:font-weight-complex="bold"/>
    </style:style>
    <style:style style:name="T17" style:family="text">
      <style:text-properties officeooo:rsid="001f48b8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fo:font-weight="normal" officeooo:rsid="001fad89" style:font-weight-asian="normal" style:font-weight-complex="normal"/>
    </style:style>
    <style:style style:name="T20" style:family="text">
      <style:text-properties fo:font-weight="normal" officeooo:rsid="00211dc6" style:font-weight-asian="normal" style:font-weight-complex="normal"/>
    </style:style>
    <style:style style:name="T21" style:family="text">
      <style:text-properties fo:font-weight="normal" officeooo:rsid="0021df2c" style:font-weight-asian="normal" style:font-weight-complex="normal"/>
    </style:style>
    <style:style style:name="T22" style:family="text">
      <style:text-properties fo:font-weight="normal" officeooo:rsid="0022059d" style:font-weight-asian="normal" style:font-weight-complex="normal"/>
    </style:style>
    <style:style style:name="T23" style:family="text">
      <style:text-properties fo:font-weight="normal" officeooo:rsid="002218af" style:font-weight-asian="normal" style:font-weight-complex="normal"/>
    </style:style>
    <style:style style:name="T24" style:family="text">
      <style:text-properties fo:font-weight="normal" officeooo:rsid="002383c0" style:font-weight-asian="normal" style:font-weight-complex="normal"/>
    </style:style>
    <style:style style:name="T25" style:family="text">
      <style:text-properties fo:font-weight="normal" officeooo:rsid="00249fce" style:font-weight-asian="normal" style:font-weight-complex="normal"/>
    </style:style>
    <style:style style:name="T26" style:family="text">
      <style:text-properties fo:font-weight="normal" officeooo:rsid="0024d419" style:font-weight-asian="normal" style:font-weight-complex="normal"/>
    </style:style>
    <style:style style:name="T27" style:family="text">
      <style:text-properties fo:font-weight="normal" officeooo:rsid="002c7c7c" style:font-weight-asian="normal" style:font-weight-complex="normal"/>
    </style:style>
    <style:style style:name="T28" style:family="text">
      <style:text-properties fo:font-weight="normal" officeooo:rsid="002d95ca" style:font-weight-asian="normal" style:font-weight-complex="normal"/>
    </style:style>
    <style:style style:name="T29" style:family="text">
      <style:text-properties fo:font-weight="normal" officeooo:rsid="002da242" style:font-weight-asian="normal" style:font-weight-complex="normal"/>
    </style:style>
    <style:style style:name="T30" style:family="text">
      <style:text-properties fo:font-weight="normal" officeooo:rsid="002e5526" style:font-weight-asian="normal" style:font-weight-complex="normal"/>
    </style:style>
    <style:style style:name="T31" style:family="text">
      <style:text-properties fo:font-weight="normal" officeooo:rsid="002fbcbb" style:font-weight-asian="normal" style:font-weight-complex="normal"/>
    </style:style>
    <style:style style:name="T32" style:family="text">
      <style:text-properties officeooo:rsid="002ac124"/>
    </style:style>
    <style:style style:name="T33" style:family="text">
      <style:text-properties style:text-underline-style="none" fo:font-weight="bold" officeooo:rsid="002d95ca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4">Compte-rendu de projet</text:span> :</text:p>
      <text:p text:style-name="P1"/>
      <text:p text:style-name="P1"><text:tab/><text:span text:style-name="T7">Serveurs</text:span><text:span text:style-name="T1"> :</text:span></text:p>
      <text:p text:style-name="P1"><text:tab/></text:p>
      <text:p text:style-name="P1"><text:tab/><text:tab/><text:span text:style-name="T1">Achat de quatre serveurs (dont deux pour la redondance)</text:span></text:p>
      <text:p text:style-name="P1"><text:tab/><text:tab/><text:span text:style-name="T2">Le premier regroupe : DNS, DHCP, AD, DFS et virtualisation du serveur <text:tab/><text:tab/><text:tab/>d’impression</text:span></text:p>
      <text:p text:style-name="P1"><text:tab/><text:tab/><text:span text:style-name="T2">Le second est le serveur de données</text:span></text:p>
      <text:p text:style-name="P1"><text:tab/><text:tab/><text:span text:style-name="T2">Les deux derniers nous servent de backup</text:span></text:p>
      <text:p text:style-name="P1"/>
      <text:p text:style-name="P1"><text:tab/><text:tab/><text:span text:style-name="T3">Comparatif de Windows Server 2016 et 2019 mais utilisation de 2016 (2012 <text:tab/><text:tab/>sur les VMs)</text:span></text:p>
      <text:p text:style-name="P1"/>
      <text:p text:style-name="P1"><text:tab/><text:tab/><text:span text:style-name="T17">Activation des outils RSAT pour de la gestion à distance</text:span></text:p>
      <text:p text:style-name="P1"/>
      <text:p text:style-name="P1"><text:tab/><text:span text:style-name="T8">Postes</text:span><text:span text:style-name="T3"> :</text:span></text:p>
      <text:p text:style-name="P1"/>
      <text:p text:style-name="P1"><text:tab/><text:tab/><text:span text:style-name="T3">90 postes sous W7 Pro</text:span></text:p>
      <text:p text:style-name="P1"><text:tab/><text:tab/><text:span text:style-name="T3">90 postes sous W10 Pro</text:span></text:p>
      <text:p text:style-name="P1"/>
      <text:p text:style-name="P1"><text:tab/><text:tab/><text:span text:style-name="T32">Filtrage des adresses MAC (done)</text:span></text:p>
      <text:p text:style-name="P1"><text:tab/><text:tab/></text:p>
      <text:p text:style-name="P1"><text:tab/><text:tab/><text:span text:style-name="T17">Installation des outils RSAT sur les postes des techniciens</text:span></text:p>
      <text:p text:style-name="P1"/>
      <text:p text:style-name="P1"><text:tab/><text:span text:style-name="T9">CAL</text:span> :</text:p>
      <text:p text:style-name="P1"/>
      <text:p text:style-name="P1"><text:tab/><text:tab/>Nous utiliserons des CAL Device car il ne servirait à rien de prendre des CAL <text:tab/><text:tab/>User. Les 2000 utilisateurs ne seront jamais connectés en même temps</text:p>
      <text:p text:style-name="P1"/>
      <text:p text:style-name="P1"><text:tab/><text:span text:style-name="T10">Groupes :</text:span></text:p>
      <text:p text:style-name="P1"><text:span text:style-name="T10"/></text:p>
      <text:p text:style-name="P1"><text:span text:style-name="T10"><text:tab/><text:tab/></text:span><text:span text:style-name="T19">Etudiants : Groupe local</text:span></text:p>
      <text:p text:style-name="P1"><text:span text:style-name="T19"><text:tab/><text:tab/>Prof/Administratif : Groupes global</text:span></text:p>
      <text:p text:style-name="P1"><text:span text:style-name="T19"><text:tab/><text:tab/>Tech_Admin : Groupe universel</text:span></text:p>
      <text:p text:style-name="P1"><text:span text:style-name="T19"/></text:p>
      <text:p text:style-name="P1"><text:span text:style-name="T19"><text:tab/><text:tab/>Ce seront tous des groupes de sécurité qui permettent des contrôles d’accès</text:span></text:p>
      <text:p text:style-name="P1"><text:span text:style-name="T19"/></text:p>
      <text:p text:style-name="P1"><text:span text:style-name="T19"><text:tab/></text:span><text:span text:style-name="T11">Type d’utilisateur</text:span><text:span text:style-name="T20"> :</text:span></text:p>
      <text:p text:style-name="P1"><text:span text:style-name="T20"/></text:p>
      <text:p text:style-name="P1"><text:span text:style-name="T20"><text:tab/><text:tab/>« inetOrgPerson » est préférable car il est général à tout les AD + applications<text:tab/><text:tab/>« Utilisateur » est directement relié à l’AD (local), donc pas réutilisable ailleurs</text:span></text:p>
      <text:p text:style-name="P2"><text:span text:style-name="T20"/></text:p>
      <text:p text:style-name="P2"><text:span text:style-name="T20"/></text:p>
      <text:p text:style-name="P2"><text:span text:style-name="T20"/></text:p>
      <text:p text:style-name="P2"><text:span text:style-name="T20"/></text:p>
      <text:p text:style-name="P2"><text:span text:style-name="T20"/></text:p>
      <text:p text:style-name="P2"><text:span text:style-name="T20"/></text:p>
      <text:p text:style-name="P2"><text:span text:style-name="T20"/></text:p>
      <text:p text:style-name="P2"><text:soft-page-break/><text:span text:style-name="T20"/></text:p>
      <text:p text:style-name="P2"><text:span text:style-name="T20"/></text:p>
      <text:p text:style-name="P3"><text:span text:style-name="T18"><text:tab/></text:span><text:span text:style-name="T13">Arborescence de l’AD :</text:span></text:p>
      <text:p text:style-name="P3"><text:span text:style-name="T13"/></text:p>
      <text:p text:style-name="P3"><text:span text:style-name="T13"><text:tab/><text:tab/></text:span><text:span text:style-name="T23">|→</text:span><text:span text:style-name="T13"> </text:span><text:span text:style-name="T23">lablille </text:span><text:span text:style-name="T25">(racine)</text:span></text:p>
      <text:p text:style-name="P3"><text:span text:style-name="T23"><text:tab/><text:tab/> <text:s text:c="4"/>|→ IUT_LILLE</text:span></text:p>
      <text:p text:style-name="P3"><text:span text:style-name="T23"><text:tab/><text:tab/> <text:s text:c="9"/>|→ Groupe</text:span></text:p>
      <text:p text:style-name="P3"><text:span text:style-name="T23"><text:tab/><text:tab/> <text:s text:c="14"/>|→ Etudiants </text:span><text:span text:style-name="T25">(local)</text:span></text:p>
      <text:p text:style-name="P3"><text:span text:style-name="T23"><text:tab/><text:tab/><text:tab/> <text:s text:c="3"/>|→ Professeurs </text:span><text:span text:style-name="T25">(global)</text:span></text:p>
      <text:p text:style-name="P3"><text:span text:style-name="T23"><text:tab/><text:tab/><text:tab/> <text:s text:c="3"/>|→ Personnel </text:span><text:span text:style-name="T25">(global)</text:span></text:p>
      <text:p text:style-name="P3"><text:span text:style-name="T23"><text:tab/><text:tab/><text:tab/> <text:s text:c="3"/>|→ Tech_Admin </text:span><text:span text:style-name="T25">(universel)</text:span></text:p>
      <text:p text:style-name="P3"><text:span text:style-name="T23"><text:tab/><text:tab/> <text:s text:c="9"/>|→ Machines</text:span></text:p>
      <text:p text:style-name="P3"><text:span text:style-name="T23"><text:tab/><text:tab/> <text:s text:c="9"/>|→ Utilisateurs</text:span></text:p>
      <text:p text:style-name="P3"><text:span text:style-name="T23"><text:tab/><text:tab/><text:tab/> <text:s text:c="3"/>|→ Etudiants</text:span></text:p>
      <text:p text:style-name="P3"><text:span text:style-name="T23"><text:tab/><text:tab/> <text:s text:c="14"/>|→ Professeurs</text:span></text:p>
      <text:p text:style-name="P3"><text:span text:style-name="T23"><text:tab/><text:tab/><text:tab/> <text:s text:c="3"/>|→ Personnel</text:span></text:p>
      <text:p text:style-name="P3"><text:span text:style-name="T23"><text:tab/><text:tab/><text:tab/> <text:s text:c="3"/>|→ Techniciens</text:span></text:p>
      <text:p text:style-name="P3"><text:span text:style-name="T23"/></text:p>
      <text:p text:style-name="P3"><text:span text:style-name="T23"><text:tab/></text:span><text:span text:style-name="T14">Groupe « Tech_Admin »</text:span><text:span text:style-name="T26"> :</text:span><text:span text:style-name="T23"><text:tab/></text:span></text:p>
      <text:p text:style-name="P3"><text:span text:style-name="T23"/></text:p>
      <text:p text:style-name="P3"><text:span text:style-name="T23"><text:tab/><text:tab/></text:span><text:span text:style-name="T26">Ce groupe pourra gérer tous les autres</text:span></text:p>
      <text:p text:style-name="P3"><text:span text:style-name="T26"><text:tab/><text:tab/></text:span><text:span text:style-name="T27">Eux seuls peuvent joindre une machine dans le domaine</text:span></text:p>
      <text:p text:style-name="P3"><text:span text:style-name="T26"/></text:p>
      <text:p text:style-name="P4"><text:span text:style-name="T26"><text:tab/></text:span><text:span text:style-name="T14">Groupe « </text:span><text:span text:style-name="T15">Etudiants </text:span><text:span text:style-name="T14">»</text:span><text:span text:style-name="T26"> :</text:span></text:p>
      <text:p text:style-name="P4"><text:span text:style-name="T26"/></text:p>
      <text:p text:style-name="P4"><text:span text:style-name="T26"><text:tab/></text:span><text:span text:style-name="T14">Groupe « </text:span><text:span text:style-name="T15">Personnel</text:span><text:span text:style-name="T14"> »</text:span><text:span text:style-name="T26"> :</text:span></text:p>
      <text:p text:style-name="P4"><text:span text:style-name="T26"/></text:p>
      <text:p text:style-name="P4"><text:span text:style-name="T26"><text:tab/></text:span><text:span text:style-name="T14">Groupe « </text:span><text:span text:style-name="T15">Professeurs</text:span><text:span text:style-name="T14"> »</text:span><text:span text:style-name="T26"> :</text:span><text:span text:style-name="T23"><text:tab/><text:tab/><text:tab/></text:span></text:p>
      <text:p text:style-name="P3"><text:span text:style-name="T23"/></text:p>
      <text:p text:style-name="P3"><text:span text:style-name="T21"><text:tab/></text:span><text:span text:style-name="T12">Création des utilisateurs dans l’AD</text:span><text:span text:style-name="T21"> :</text:span></text:p>
      <text:p text:style-name="P2"><text:span text:style-name="T21"/></text:p>
      <text:p text:style-name="P2"><text:span text:style-name="T21"><text:tab/><text:tab/>Dans « Utilisateurs », nous avons créés les quatre « OU » (Etudiants, <text:tab/><text:tab/><text:tab/>Personnel, Professeurs, Techniciens)</text:span></text:p>
      <text:p text:style-name="P2"><text:span text:style-name="T21"/></text:p>
      <text:p text:style-name="P2"><text:span text:style-name="T21"><text:tab/><text:tab/>Dans chaque « OU », ajout d’inetOrgPerson </text:span><text:span text:style-name="T24">pour 1 utilisateur</text:span></text:p>
      <text:p text:style-name="P2"><text:span text:style-name="T21"><text:tab/></text:span></text:p>
      <text:p text:style-name="P2"><text:span text:style-name="T21"><text:tab/><text:tab/></text:span><text:span text:style-name="T5">« </text:span><text:span text:style-name="T6">OU » Techniciens</text:span><text:span text:style-name="T22"> :</text:span></text:p>
      <text:p text:style-name="P2"><text:span text:style-name="T22"/></text:p>
      <text:p text:style-name="P2"><text:span text:style-name="T22"><text:tab/><text:tab/><text:tab/>- L’utilisateur peut changer de mot de passe</text:span></text:p>
      <text:p text:style-name="P2"><text:span text:style-name="T22"><text:tab/><text:tab/><text:tab/>- Nom d’utilisateur : première lettre du prénom (en maj) + nom</text:span></text:p>
      <text:p text:style-name="P2"><text:span text:style-name="T22"><text:tab/><text:tab/><text:tab/>- </text:span><text:span text:style-name="T23">Le compte est sensible et ne peut pas être délégué</text:span></text:p>
      <text:p text:style-name="P2"><text:span text:style-name="T23"><text:tab/><text:tab/><text:tab/>- Les techniciens font partis du groupe « Tech_Admin »</text:span></text:p>
      <text:p text:style-name="P2"><text:span text:style-name="T21"><text:tab/></text:span></text:p>
      <text:p text:style-name="P2"><text:span text:style-name="T21"><text:tab/><text:tab/></text:span></text:p>
      <text:p text:style-name="P2"><text:span text:style-name="T21"/></text:p>
      <text:p text:style-name="P2"><text:span text:style-name="T21"/></text:p>
      <text:p text:style-name="P2"><text:span text:style-name="T21"/></text:p>
      <text:p text:style-name="P2"><text:span text:style-name="T21"/></text:p>
      <text:p text:style-name="P2"><text:soft-page-break/><text:span text:style-name="T21"><text:tab/></text:span><text:span text:style-name="T33">Choses à mettre en place</text:span><text:span text:style-name="T16"> :</text:span></text:p>
      <text:p text:style-name="P2"><text:span text:style-name="T16"/></text:p>
      <text:p text:style-name="P5"><text:span text:style-name="T16"><text:tab/><text:tab/></text:span><text:span text:style-name="T28">Stratégies : </text:span></text:p>
      <text:p text:style-name="P5"><text:span text:style-name="T28"><text:tab/><text:tab/><text:tab/></text:span></text:p>
      <text:p text:style-name="P5"><text:span text:style-name="T28"><text:tab/><text:tab/><text:tab/>- Changement de mot de passe tous les ans pour étudiants, tous les 3 <text:tab/><text:tab/><text:tab/> <text:s text:c="2"/>mois pour le Personnel administratifs</text:span></text:p>
      <text:p text:style-name="P2"><text:span text:style-name="T28"><text:tab/><text:tab/></text:span></text:p>
      <text:p text:style-name="P2"><text:span text:style-name="T28"><text:tab/><text:tab/><text:tab/>- Longueur minimale de 8 caractères (1 numéro + 1 caractère spécial)</text:span></text:p>
      <text:p text:style-name="P6"><text:span text:style-name="T18"><text:tab/><text:tab/></text:span></text:p>
      <text:p text:style-name="P6"><text:span text:style-name="T29"><text:tab/><text:tab/><text:tab/>- </text:span><text:span text:style-name="T30">Verrouillage au bout de 10 minutes</text:span></text:p>
      <text:p text:style-name="P6"><text:span text:style-name="T30"/></text:p>
      <text:p text:style-name="P6"><text:span text:style-name="T30"><text:tab/><text:tab/><text:tab/></text:span><text:span text:style-name="T31">- Impossibilité de modifier le fuseau horair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DemiLight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DemiLight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DemiLight" style:font-family-asian="'Noto Sans CJK SC DemiLight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2T15:06:47.714175139</meta:creation-date>
    <dc:date>2018-12-12T17:22:57.405024863</dc:date>
    <meta:editing-duration>PT1H13M20S</meta:editing-duration>
    <meta:editing-cycles>19</meta:editing-cycles>
    <meta:generator>LibreOffice/5.2.7.2$Linux_X86_64 LibreOffice_project/20m0$Build-2</meta:generator>
    <meta:document-statistic meta:table-count="0" meta:image-count="0" meta:object-count="0" meta:page-count="3" meta:paragraph-count="64" meta:word-count="380" meta:character-count="2414" meta:non-whitespace-character-count="1853"/>
  </office:meta>
</office:document-meta>
</file>